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ela1" style:family="table">
      <style:table-properties style:width="25.7cm" table:align="left"/>
    </style:style>
    <style:style style:name="Tabela1.A" style:family="table-column">
      <style:table-column-properties style:column-width="4.8cm"/>
    </style:style>
    <style:style style:name="Tabela1.B" style:family="table-column">
      <style:table-column-properties style:column-width="5.913cm"/>
    </style:style>
    <style:style style:name="Tabela1.C" style:family="table-column">
      <style:table-column-properties style:column-width="4.884cm"/>
    </style:style>
    <style:style style:name="Tabela1.D" style:family="table-column">
      <style:table-column-properties style:column-width="4.909cm"/>
    </style:style>
    <style:style style:name="Tabela1.E" style:family="table-column">
      <style:table-column-properties style:column-width="5.19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Heading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background-color="#00a933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9bf05" fo:background-color="#00a933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1c408f" fo:background-color="#00a933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1d2d4d" fo:background-color="#00a933" style:font-size-asian="10pt" style:font-size-complex="10pt"/>
    </style:style>
    <style:style style:name="P8" style:family="paragraph" style:parent-style-name="Table_20_Contents">
      <style:text-properties style:font-name="Arial" fo:font-size="10pt" officeooo:paragraph-rsid="0024bec9" fo:background-color="#00a933" style:font-size-asian="10pt" style:font-size-complex="10pt"/>
    </style:style>
    <style:style style:name="P9" style:family="paragraph" style:parent-style-name="Table_20_Contents">
      <style:text-properties style:font-name="Arial" fo:font-size="10pt" fo:background-color="#ff0000" style:font-size-asian="10pt" style:font-size-complex="10pt"/>
    </style:style>
    <style:style style:name="P10" style:family="paragraph" style:parent-style-name="Table_20_Contents">
      <style:text-properties officeooo:paragraph-rsid="002a2e61"/>
    </style:style>
    <style:style style:name="P11" style:family="paragraph" style:parent-style-name="Table_20_Contents">
      <style:text-properties style:font-name="Arial" fo:font-size="10pt" fo:background-color="#00a933" style:font-size-asian="10pt" style:font-size-complex="10pt"/>
    </style:style>
    <style:style style:name="P12" style:family="paragraph" style:parent-style-name="Table_20_Contents">
      <style:text-properties style:font-name="Arial" fo:font-size="10pt" fo:background-color="#ff8000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background-color="#00a933" loext:char-shading-value="0" style:font-size-asian="10pt" style:font-size-complex="10pt"/>
    </style:style>
    <style:style style:name="T4" style:family="text">
      <style:text-properties style:font-name="Arial" fo:font-size="10pt" officeooo:rsid="002a2e61" fo:background-color="#00a933" loext:char-shading-value="0" style:font-size-asian="10pt" style:font-size-complex="10pt"/>
    </style:style>
    <style:style style:name="T5" style:family="text">
      <style:text-properties style:font-name="Arial" fo:font-size="10pt" fo:background-color="#00a933" loext:char-shading-value="0" style:font-size-asian="10pt" style:font-size-complex="10pt"/>
    </style:style>
    <style:style style:name="T6" style:family="text">
      <style:text-properties style:font-name="Arial" fo:font-size="10pt" fo:background-color="#ff0000" loext:char-shading-value="0" style:font-size-asian="10pt" style:font-size-complex="10pt"/>
    </style:style>
    <style:style style:name="T7" style:family="text">
      <style:text-properties style:font-name="Arial" fo:font-size="10pt" fo:background-color="#ff8000" loext:char-shading-value="0" style:font-size-asian="10pt" style:font-size-complex="10pt"/>
    </style:style>
    <style:style style:name="T8" style:family="text">
      <style:text-properties style:font-name="Arial" fo:font-size="10pt" fo:background-color="#ff8000" loext:char-shading-value="0" style:font-size-asian="10pt" style:font-size-complex="10pt"/>
    </style:style>
    <style:style style:name="T9" style:family="text">
      <style:text-properties officeooo:rsid="0019bf05"/>
    </style:style>
    <style:style style:name="T10" style:family="text">
      <style:text-properties officeooo:rsid="001c408f"/>
    </style:style>
    <style:style style:name="T11" style:family="text">
      <style:text-properties officeooo:rsid="001d2d4d"/>
    </style:style>
    <style:style style:name="T12" style:family="text">
      <style:text-properties officeooo:rsid="0023776f"/>
    </style:style>
    <style:style style:name="T13" style:family="text">
      <style:text-properties officeooo:rsid="00362f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leLine1267287068464">
            <table:table-cell table:style-name="Tabela1.A1" office:value-type="string">
              <text:p text:style-name="P3">Categoria</text:p>
            </table:table-cell>
            <table:table-cell table:style-name="Tabela1.A1" office:value-type="string">
              <text:p text:style-name="P3">Descrição</text:p>
            </table:table-cell>
            <table:table-cell table:style-name="Tabela1.A1" office:value-type="string">
              <text:p text:style-name="P3">Plugin</text:p>
            </table:table-cell>
            <table:table-cell table:style-name="Tabela1.A1" office:value-type="string">
              <text:p text:style-name="P3">Comando principal</text:p>
            </table:table-cell>
            <table:table-cell table:style-name="Tabela1.A1" office:value-type="string">
              <text:p text:style-name="P3">UUID</text:p>
            </table:table-cell>
          </table:table-row>
        </table:table-header-rows>
        <table:table-row table:style-name="TableLine1267287075536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Tecnologia exposta (X-Powered-By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02-powered-by</text:p>
          </table:table-cell>
        </table:table-row>
        <table:table-row table:style-name="TableLine126728710382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Arquivos sensíveis expostos (.env, .git, .svn, backups, <text:span text:style-name="T9">robots, sitemap, etc</text:span>)</text:p>
          </table:table-cell>
          <table:table-cell table:style-name="Tabela1.A1" office:value-type="string">
            <text:p text:style-name="P5">CurlFiles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101-dir-listing …</text:p>
            <text:p text:style-name="P4">uuid-112-sitemap</text:p>
          </table:table-cell>
        </table:table-row>
        <table:table-row table:style-name="TableLine1267287094576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escoberta de diretórios/arquivos por força bruta</text:p>
          </table:table-cell>
          <table:table-cell table:style-name="Tabela1.A1" office:value-type="string">
            <text:p text:style-name="P4">DirBruteforceSimple</text:p>
          </table:table-cell>
          <table:table-cell table:style-name="Tabela1.A1" office:value-type="string">
            <text:p text:style-name="Table_20_Contents"><text:span text:style-name="Source_20_Text"><text:span text:style-name="T3">gobuster</text:span></text:span><text:span text:style-name="T3"> / </text:span><text:span text:style-name="Source_20_Text"><text:span text:style-name="T3">feroxbuster</text:span></text:span></text:p>
          </table:table-cell>
          <table:table-cell table:style-name="Tabela1.A1" office:value-type="string">
            <text:p text:style-name="P4">uuid-005-bruteforce-dirs</text:p>
          </table:table-cell>
        </table:table-row>
        <table:table-row table:style-name="TableLine1267287092128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Listagem de diretórios habilitada</text:p>
          </table:table-cell>
          <table:table-cell table:style-name="Tabela1.A1" office:value-type="string">
            <text:p text:style-name="P4">DirListingCheck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006-dir-listing</text:p>
          </table:table-cell>
        </table:table-row>
        <table:table-row table:style-name="TableLine1267287103552">
          <table:table-cell table:style-name="Tabela1.A1" office:value-type="string">
            <text:p text:style-name="P9">Coleta de Informações</text:p>
          </table:table-cell>
          <table:table-cell table:style-name="Tabela1.A1" office:value-type="string">
            <text:p text:style-name="P9">Fingerprints de tecnologias (WhatWeb/Wappalyzer)</text:p>
          </table:table-cell>
          <table:table-cell table:style-name="Tabela1.A1" office:value-type="string">
            <text:p text:style-name="P9">WhatwebFingerprints</text:p>
          </table:table-cell>
          <table:table-cell table:style-name="Tabela1.A1" office:value-type="string">
            <text:p text:style-name="Table_20_Contents"><text:span text:style-name="Source_20_Text"><text:span text:style-name="T6">whatweb</text:span></text:span></text:p>
          </table:table-cell>
          <table:table-cell table:style-name="Tabela1.A1" office:value-type="string">
            <text:p text:style-name="P9">uuid-007-fingerprints</text:p>
          </table:table-cell>
        </table:table-row>
        <table:table-row table:style-name="TableLine1267287091040">
          <table:table-cell table:style-name="Tabela1.A1" office:value-type="string">
            <text:p text:style-name="P2">Coleta de Informações</text:p>
          </table:table-cell>
          <table:table-cell table:style-name="Tabela1.A1" office:value-type="string">
            <text:p text:style-name="P2">Spider/crawler para endpoints públicos</text:p>
          </table:table-cell>
          <table:table-cell table:style-name="Tabela1.A1" office:value-type="string">
            <text:p text:style-name="P2">SpiderWgetSimple</text:p>
          </table:table-cell>
          <table:table-cell table:style-name="Tabela1.A1" office:value-type="string">
            <text:p text:style-name="Table_20_Contents"><text:span text:style-name="Source_20_Text"><text:span text:style-name="T1">wget --spider</text:span></text:span></text:p>
          </table:table-cell>
          <table:table-cell table:style-name="Tabela1.A1" office:value-type="string">
            <text:p text:style-name="P2">uuid-008-crawler</text:p>
          </table:table-cell>
        </table:table-row>
        <table:table-row table:style-name="TableLine1267287091312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Coleta de WHOIS / registrante / DNSSEC</text:p>
          </table:table-cell>
          <table:table-cell table:style-name="Tabela1.A1" office:value-type="string">
            <text:p text:style-name="P4">WhoisDnssecCheck</text:p>
          </table:table-cell>
          <table:table-cell table:style-name="Tabela1.A1" office:value-type="string">
            <text:p text:style-name="Table_20_Contents"><text:span text:style-name="Source_20_Text"><text:span text:style-name="T3">whois</text:span></text:span><text:span text:style-name="T3"> / </text:span><text:span text:style-name="Source_20_Text"><text:span text:style-name="T3">dig</text:span></text:span></text:p>
          </table:table-cell>
          <table:table-cell table:style-name="Tabela1.A1" office:value-type="string">
            <text:p text:style-name="P4">uuid-009-whois</text:p>
          </table:table-cell>
        </table:table-row>
        <table:table-row table:style-name="TableLine1267287099200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NS A/AAAA/MX/TXT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3">dig</text:span></text:span></text:p>
          </table:table-cell>
          <table:table-cell table:style-name="Tabela1.A1" office:value-type="string">
            <text:p text:style-name="P4">uuid-010-dns-records</text:p>
          </table:table-cell>
        </table:table-row>
        <table:table-row table:style-name="TableLine1267287102192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NS reverso (PTR)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3">dig -x</text:span></text:span></text:p>
          </table:table-cell>
          <table:table-cell table:style-name="Tabela1.A1" office:value-type="string">
            <text:p text:style-name="P4">uuid-011-dns-reverse</text:p>
          </table:table-cell>
        </table:table-row>
        <table:table-row table:style-name="TableLine1267287098656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SPF (TXT v=spf1) presente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3">dig TXT</text:span></text:span></text:p>
          </table:table-cell>
          <table:table-cell table:style-name="Tabela1.A1" office:value-type="string">
            <text:p text:style-name="P4">uuid-012-spf</text:p>
          </table:table-cell>
        </table:table-row>
        <table:table-row table:style-name="TableLine1267287104640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MARC (TXT v=DMARC1) presente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3">dig TXT _dmarc</text:span></text:span></text:p>
          </table:table-cell>
          <table:table-cell table:style-name="Tabela1.A1" office:value-type="string">
            <text:p text:style-name="P4">uuid-013-dmarc</text:p>
          </table:table-cell>
        </table:table-row>
        <table:table-row table:style-name="TableLine126728709566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KIM publicado</text:p>
          </table:table-cell>
          <table:table-cell table:style-name="Tabela1.A1" office:value-type="string">
            <text:p text:style-name="P4">DkimBasicLookup</text:p>
          </table:table-cell>
          <table:table-cell table:style-name="Tabela1.A1" office:value-type="string">
            <text:p text:style-name="Table_20_Contents"><text:span text:style-name="Source_20_Text"><text:span text:style-name="T3">dig TXT selector._domainkey</text:span></text:span></text:p>
          </table:table-cell>
          <table:table-cell table:style-name="Tabela1.A1" office:value-type="string">
            <text:p text:style-name="P4">uuid-014-dkim</text:p>
          </table:table-cell>
        </table:table-row>
        <table:table-row table:style-name="TableLine1267287093488">
          <table:table-cell table:style-name="Tabela1.A1" office:value-type="string">
            <text:p text:style-name="P2">Coleta de Informações</text:p>
          </table:table-cell>
          <table:table-cell table:style-name="Tabela1.A1" office:value-type="string">
            <text:p text:style-name="P2">Enumeração de subdomínios</text:p>
          </table:table-cell>
          <table:table-cell table:style-name="Tabela1.A1" office:value-type="string">
            <text:p text:style-name="P2">SubdomainEnumBasic</text:p>
          </table:table-cell>
          <table:table-cell table:style-name="Tabela1.A1" office:value-type="string">
            <text:p text:style-name="Table_20_Contents"><text:span text:style-name="Source_20_Text"><text:span text:style-name="T1">subfinder</text:span></text:span><text:span text:style-name="T1"> / </text:span><text:span text:style-name="Source_20_Text"><text:span text:style-name="T1">assetfinder</text:span></text:span></text:p>
          </table:table-cell>
          <table:table-cell table:style-name="Tabela1.A1" office:value-type="string">
            <text:p text:style-name="P2">uuid-015-subdomains</text:p>
          </table:table-cell>
        </table:table-row>
        <table:table-row table:style-name="TableLine1267287106816">
          <table:table-cell table:style-name="Tabela1.A1" office:value-type="string">
            <text:p text:style-name="P2">Coleta de Informações</text:p>
          </table:table-cell>
          <table:table-cell table:style-name="Tabela1.A1" office:value-type="string">
            <text:p text:style-name="P2">Tomada de subdomínio (CNAME/A órfãos)</text:p>
          </table:table-cell>
          <table:table-cell table:style-name="Tabela1.A1" office:value-type="string">
            <text:p text:style-name="P2">TakeoverCheck</text:p>
          </table:table-cell>
          <table:table-cell table:style-name="Tabela1.A1" office:value-type="string">
            <text:p text:style-name="Table_20_Contents"><text:span text:style-name="Source_20_Text"><text:span text:style-name="T1">dig</text:span></text:span><text:span text:style-name="T1"> / </text:span><text:span text:style-name="Source_20_Text"><text:span text:style-name="T1">curl</text:span></text:span></text:p>
          </table:table-cell>
          <table:table-cell table:style-name="Tabela1.A1" office:value-type="string">
            <text:p text:style-name="P2">uuid-016-subtakeover</text:p>
          </table:table-cell>
        </table:table-row>
        <table:table-row table:style-name="TableLine126728709158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Varredura de portas comuns (Nmap --top-ports)</text:p>
          </table:table-cell>
          <table:table-cell table:style-name="Tabela1.A1" office:value-type="string">
            <text:p text:style-name="P4">NmapTopPorts</text:p>
          </table:table-cell>
          <table:table-cell table:style-name="Tabela1.A1" office:value-type="string">
            <text:p text:style-name="Table_20_Contents"><text:span text:style-name="Source_20_Text"><text:span text:style-name="T3">nmap</text:span></text:span></text:p>
          </table:table-cell>
          <table:table-cell table:style-name="Tabela1.A1" office:value-type="string">
            <text:p text:style-name="P4">uuid-301-nmap-top-ports</text:p>
          </table:table-cell>
        </table:table-row>
        <table:table-row table:style-name="TableLine126728710110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Exposição de buckets/storage (S3/GCS/Azure Blob)</text:p>
          </table:table-cell>
          <table:table-cell table:style-name="Tabela1.A1" office:value-type="string">
            <text:p text:style-name="P4">StorageBucketProbe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text:span text:style-name="T3"> (+ SDKs)</text:span></text:p>
          </table:table-cell>
          <table:table-cell table:style-name="Tabela1.A1" office:value-type="string">
            <text:p text:style-name="P4">uuid-018-storage</text:p>
          </table:table-cell>
        </table:table-row>
        <table:table-row table:style-name="TableLine1267287099472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HSTS presente (Strict-Transport-Security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19-hsts</text:p>
          </table:table-cell>
        </table:table-row>
        <table:table-row table:style-name="TableLine1267287107088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X-Content-Type-Options presente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20-xcontent</text:p>
          </table:table-cell>
        </table:table-row>
        <table:table-row table:style-name="TableLine1267287094304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Cabeçalho Cache-Control/Pragma para conteúdo sensível</text:p>
          </table:table-cell>
          <table:table-cell table:style-name="Tabela1.A1" office:value-type="string">
            <text:p text:style-name="P4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21-cache</text:p>
          </table:table-cell>
        </table:table-row>
        <table:table-row table:style-name="TableLine1267287093760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Métodos HTTP informados (OPTIONS/Allow)</text:p>
          </table:table-cell>
          <table:table-cell table:style-name="Tabela1.A1" office:value-type="string">
            <text:p text:style-name="P4">CurlHttpMethods</text:p>
          </table:table-cell>
          <table:table-cell table:style-name="Tabela1.A1" office:value-type="string">
            <text:p text:style-name="Table_20_Contents"><text:span text:style-name="Source_20_Text"><text:span text:style-name="T3">curl -X OPTIONS -i</text:span></text:span></text:p>
          </table:table-cell>
          <table:table-cell table:style-name="Tabela1.A1" office:value-type="string">
            <text:p text:style-name="P4"><text:span text:style-name="T11">u</text:span>uid-201 …</text:p>
          </table:table-cell>
        </table:table-row>
        <table:table-row table:style-name="TableLine1267287092400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Métodos HTTP inseguros desabilitados <text:soft-page-break/>(PUT/DELETE/TRACE/CONNECT)</text:p>
          </table:table-cell>
          <table:table-cell table:style-name="Tabela1.A1" office:value-type="string">
            <text:p text:style-name="P4">CurlHttpMethods</text:p>
          </table:table-cell>
          <table:table-cell table:style-name="Tabela1.A1" office:value-type="string">
            <text:p text:style-name="Table_20_Contents"><text:span text:style-name="Source_20_Text"><text:span text:style-name="T3">curl -X &lt;VERBO&gt;</text:span></text:span></text:p>
          </table:table-cell>
          <table:table-cell table:style-name="Tabela1.A1" office:value-type="string">
            <text:p text:style-name="P7">… <text:s/>uuid-2<text:span text:style-name="T11">10</text:span></text:p>
          </table:table-cell>
        </table:table-row>
        <table:table-row table:style-name="TableLine1267287094848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Métodos HTTP via Nmap (http-methods)</text:p>
          </table:table-cell>
          <table:table-cell table:style-name="Tabela1.A1" office:value-type="string">
            <text:p text:style-name="P4">NmapHttpMethods</text:p>
          </table:table-cell>
          <table:table-cell table:style-name="Tabela1.A1" office:value-type="string">
            <text:p text:style-name="Table_20_Contents"><text:span text:style-name="Source_20_Text"><text:span text:style-name="T3">nmap --script http-methods</text:span></text:span></text:p>
          </table:table-cell>
          <table:table-cell table:style-name="Tabela1.A1" office:value-type="string">
            <text:p text:style-name="P4"><text:span text:style-name="T12">u</text:span>uid-201 … uuid-210</text:p>
          </table:table-cell>
        </table:table-row>
        <table:table-row table:style-name="TableLine1267287096208">
          <table:table-cell table:style-name="Tabela1.A1" office:value-type="string">
            <text:p text:style-name="P8">Validação de Entrada</text:p>
          </table:table-cell>
          <table:table-cell table:style-name="Tabela1.A1" office:value-type="string">
            <text:p text:style-name="P4">Uploads de arquivos: validação de extensão/MIME/antivírus</text:p>
          </table:table-cell>
          <table:table-cell table:style-name="Tabela1.A1" office:value-type="string">
            <text:p text:style-name="P4">UploadTester</text:p>
          </table:table-cell>
          <table:table-cell table:style-name="Tabela1.A1" office:value-type="string">
            <text:p text:style-name="Table_20_Contents"><text:span text:style-name="Source_20_Text"><text:span text:style-name="T3">curl -F</text:span></text:span></text:p>
          </table:table-cell>
          <table:table-cell table:style-name="Tabela1.A1" office:value-type="string">
            <text:p text:style-name="P4">uuid-026-upload-validation</text:p>
          </table:table-cell>
        </table:table-row>
        <table:table-row table:style-name="TableLine1267287102736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Logs sensíveis não acessíveis publicamente</text:p>
          </table:table-cell>
          <table:table-cell table:style-name="Tabela1.A1" office:value-type="string">
            <text:p text:style-name="P4">LogsBackupsExposure</text:p>
          </table:table-cell>
          <table:table-cell table:style-name="Tabela1.A1" office:value-type="string">
            <text:p text:style-name="P10"><text:span text:style-name="Source_20_Text"><text:span text:style-name="T4">nikto</text:span></text:span></text:p>
          </table:table-cell>
          <table:table-cell table:style-name="Tabela1.A1" office:value-type="string">
            <text:p text:style-name="P4">uuid-028-sensitive-logs</text:p>
          </table:table-cell>
        </table:table-row>
        <table:table-row table:style-name="TableLine1267287098384">
          <table:table-cell table:style-name="Tabela1.A1" office:value-type="string">
            <text:p text:style-name="P11">Configuração e Implantação</text:p>
          </table:table-cell>
          <table:table-cell table:style-name="Tabela1.A1" office:value-type="string">
            <text:p text:style-name="P11">Headers Referrer-Policy / Permissions-Policy definidos</text:p>
          </table:table-cell>
          <table:table-cell table:style-name="Tabela1.A1" office:value-type="string">
            <text:p text:style-name="P11">SecurityHeaders<text:span text:style-name="T13">Extra</text:span></text:p>
          </table:table-cell>
          <table:table-cell table:style-name="Tabela1.A1" office:value-type="string">
            <text:p text:style-name="Table_20_Contents"><text:span text:style-name="Source_20_Text"><text:span text:style-name="T5">curl -I</text:span></text:span></text:p>
          </table:table-cell>
          <table:table-cell table:style-name="Tabela1.A1" office:value-type="string">
            <text:p text:style-name="P11">uuid-029-referrer-permissions</text:p>
          </table:table-cell>
        </table:table-row>
        <table:table-row table:style-name="TableLine1267287092672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Ambiente/propriedades sensíveis não expostas (ENV)</text:p>
          </table:table-cell>
          <table:table-cell table:style-name="Tabela1.A1" office:value-type="string">
            <text:p text:style-name="P4">LogsBackupsExposure</text:p>
          </table:table-cell>
          <table:table-cell table:style-name="Tabela1.A1" office:value-type="string">
            <text:p text:style-name="P10"><text:span text:style-name="Source_20_Text"><text:span text:style-name="T4">nikto</text:span></text:span></text:p>
          </table:table-cell>
          <table:table-cell table:style-name="Tabela1.A1" office:value-type="string">
            <text:p text:style-name="P4">uuid-030-env</text:p>
          </table:table-cell>
        </table:table-row>
        <table:table-row table:style-name="TableLine1267287095120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X-Frame-Options presente (cliquejacking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31-xframe</text:p>
          </table:table-cell>
        </table:table-row>
        <table:table-row table:style-name="TableLine1267287104096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Content-Security-Policy presente (CSP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32-csp</text:p>
          </table:table-cell>
        </table:table-row>
        <table:table-row table:style-name="TableLine1267287106272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CORS configurado corretamente (Access-Control-Allow-*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H 'Origin:'</text:span></text:span></text:p>
          </table:table-cell>
          <table:table-cell table:style-name="Tabela1.A1" office:value-type="string">
            <text:p text:style-name="P4">uuid-033-cors</text:p>
          </table:table-cell>
        </table:table-row>
        <table:table-row table:style-name="TableLine1267287100560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Proteção contra MIME sniffing (X-Content-Type-Options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34-mimesniff</text:p>
          </table:table-cell>
        </table:table-row>
        <table:table-row table:style-name="TableLine1267287097296">
          <table:table-cell table:style-name="Tabela1.A1" office:value-type="string">
            <text:p text:style-name="P11">Testes do Lado do Cliente</text:p>
          </table:table-cell>
          <table:table-cell table:style-name="Tabela1.A1" office:value-type="string">
            <text:p text:style-name="P11">Redirecionamento aberto ausente (open redirect)</text:p>
          </table:table-cell>
          <table:table-cell table:style-name="Tabela1.A1" office:value-type="string">
            <text:p text:style-name="P11">OpenRedirectProbe</text:p>
          </table:table-cell>
          <table:table-cell table:style-name="Tabela1.A1" office:value-type="string">
            <text:p text:style-name="Table_20_Contents"><text:span text:style-name="Source_20_Text"><text:span text:style-name="T5">curl -L</text:span></text:span></text:p>
          </table:table-cell>
          <table:table-cell table:style-name="Tabela1.A1" office:value-type="string">
            <text:p text:style-name="P4">uuid-035-openredirect</text:p>
          </table:table-cell>
        </table:table-row>
        <table:table-row table:style-name="TableLine1267287104912">
          <table:table-cell table:style-name="Tabela1.A1" office:value-type="string">
            <text:p text:style-name="P11">Testes do Lado do Cliente</text:p>
          </table:table-cell>
          <table:table-cell table:style-name="Tabela1.A1" office:value-type="string">
            <text:p text:style-name="P11">XSS baseado em DOM ausente</text:p>
          </table:table-cell>
          <table:table-cell table:style-name="Tabela1.A1" office:value-type="string">
            <text:p text:style-name="P11">DomXssHeuristics</text:p>
          </table:table-cell>
          <table:table-cell table:style-name="Tabela1.A1" office:value-type="string">
            <text:p text:style-name="P11">headless/grep</text:p>
          </table:table-cell>
          <table:table-cell table:style-name="Tabela1.A1" office:value-type="string">
            <text:p text:style-name="P2">uuid-036-domxss</text:p>
          </table:table-cell>
        </table:table-row>
        <table:table-row table:style-name="TableLine1267287092944">
          <table:table-cell table:style-name="Tabela1.A1" office:value-type="string">
            <text:p text:style-name="P2">Testes do Lado do Cliente</text:p>
          </table:table-cell>
          <table:table-cell table:style-name="Tabela1.A1" office:value-type="string">
            <text:p text:style-name="P2">Dependências de front-end seguras (CDN/3rd-party JS)</text:p>
          </table:table-cell>
          <table:table-cell table:style-name="Tabela1.A1" office:value-type="string">
            <text:p text:style-name="P2">FrontendDepsSecurity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37-deps</text:p>
          </table:table-cell>
        </table:table-row>
        <table:table-row table:style-name="TableLine1267287097568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Cookies com flag Secure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38-cookie-sec</text:p>
          </table:table-cell>
        </table:table-row>
        <table:table-row table:style-name="TableLine1267287107360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Cookies com flag HttpOnly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39-cookie-httponly</text:p>
          </table:table-cell>
        </table:table-row>
        <table:table-row table:style-name="TableLine1267287106544">
          <table:table-cell table:style-name="Tabela1.A1" office:value-type="string">
            <text:p text:style-name="P6">Testes do Lado do Cliente <text:span text:style-name="T10">e Gerenciamento de Sessão</text:span></text:p>
          </table:table-cell>
          <table:table-cell table:style-name="Tabela1.A1" office:value-type="string">
            <text:p text:style-name="P4">Cookies com atributo SameSite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3">curl -I</text:span></text:span></text:p>
          </table:table-cell>
          <table:table-cell table:style-name="Tabela1.A1" office:value-type="string">
            <text:p text:style-name="P4">uuid-040-cookie-samesite</text:p>
          </table:table-cell>
        </table:table-row>
        <table:table-row table:style-name="TableLine1267287103008">
          <table:table-cell table:style-name="Tabela1.A1" office:value-type="string">
            <text:p text:style-name="P4">Gerenciamento de Sessão</text:p>
          </table:table-cell>
          <table:table-cell table:style-name="Tabela1.A1" office:value-type="string">
            <text:p text:style-name="P4">ID de sessão imprevisível</text:p>
          </table:table-cell>
          <table:table-cell table:style-name="Tabela1.A1" office:value-type="string">
            <text:p text:style-name="P4">SessionIdEntropy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041-sessionid</text:p>
          </table:table-cell>
        </table:table-row>
        <table:table-row table:style-name="TableLine1267287096480">
          <table:table-cell table:style-name="Tabela1.A1" office:value-type="string">
            <text:p text:style-name="P4">Gerenciamento de Sessão</text:p>
          </table:table-cell>
          <table:table-cell table:style-name="Tabela1.A1" office:value-type="string">
            <text:p text:style-name="P4">Regeneração de sessão no login</text:p>
          </table:table-cell>
          <table:table-cell table:style-name="Tabela1.A1" office:value-type="string">
            <text:p text:style-name="P4">SessionRegenerationProbe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042-session-regen</text:p>
          </table:table-cell>
        </table:table-row>
        <table:table-row table:style-name="TableLine1267287093216">
          <table:table-cell table:style-name="Tabela1.A1" office:value-type="string">
            <text:p text:style-name="P4">Gerenciamento de Sessão</text:p>
          </table:table-cell>
          <table:table-cell table:style-name="Tabela1.A1" office:value-type="string">
            <text:p text:style-name="P4">Timeout/expiração de sessão configurado</text:p>
          </table:table-cell>
          <table:table-cell table:style-name="Tabela1.A1" office:value-type="string">
            <text:p text:style-name="P4">SessionTimeoutProbe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043-session-timeout</text:p>
          </table:table-cell>
        </table:table-row>
        <table:table-row table:style-name="TableLine1267287099744">
          <table:table-cell table:style-name="Tabela1.A1" office:value-type="string">
            <text:p text:style-name="P4">Gerenciamento de Sessão</text:p>
          </table:table-cell>
          <table:table-cell table:style-name="Tabela1.A1" office:value-type="string">
            <text:p text:style-name="P4">Logout invalida a sessão no servidor</text:p>
          </table:table-cell>
          <table:table-cell table:style-name="Tabela1.A1" office:value-type="string">
            <text:p text:style-name="P4">SessionLogoutInvalidation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044-session-logout</text:p>
          </table:table-cell>
        </table:table-row>
        <text:soft-page-break/>
        <table:table-row table:style-name="TableLine1267287095936">
          <table:table-cell table:style-name="Tabela1.A1" office:value-type="string">
            <text:p text:style-name="P2">Gerenciamento de Sessão</text:p>
          </table:table-cell>
          <table:table-cell table:style-name="Tabela1.A1" office:value-type="string">
            <text:p text:style-name="P2">Sessão somente via HTTPS (Secure/transport)</text:p>
          </table:table-cell>
          <table:table-cell table:style-name="Tabela1.A1" office:value-type="string">
            <text:p text:style-name="P2">SessionHttpsOnly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45-session-https</text:p>
          </table:table-cell>
        </table:table-row>
        <table:table-row table:style-name="TableLine1267287096752">
          <table:table-cell table:style-name="Tabela1.A1" office:value-type="string">
            <text:p text:style-name="P4">Gerenciamento de Sessão</text:p>
          </table:table-cell>
          <table:table-cell table:style-name="Tabela1.A1" office:value-type="string">
            <text:p text:style-name="P4">JWT seguro (alg!=none, exp/iat/aud/iss)</text:p>
          </table:table-cell>
          <table:table-cell table:style-name="Tabela1.A1" office:value-type="string">
            <text:p text:style-name="P4">JwtSecurityCheck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text:span text:style-name="T3"> / parse JWT</text:span></text:p>
          </table:table-cell>
          <table:table-cell table:style-name="Tabela1.A1" office:value-type="string">
            <text:p text:style-name="P4">uuid-046-jwt</text:p>
          </table:table-cell>
        </table:table-row>
        <table:table-row table:style-name="TableLine1267287105184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XSS refletido ausente</text:p>
          </table:table-cell>
          <table:table-cell table:style-name="Tabela1.A1" office:value-type="string">
            <text:p text:style-name="P2">XssReflected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47-xss-reflected</text:p>
          </table:table-cell>
        </table:table-row>
        <table:table-row table:style-name="TableLine1267287100016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XSS armazenado ausente</text:p>
          </table:table-cell>
          <table:table-cell table:style-name="Tabela1.A1" office:value-type="string">
            <text:p text:style-name="P2">XssStored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48-xss-stored</text:p>
          </table:table-cell>
        </table:table-row>
        <table:table-row table:style-name="TableLine1267287097840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QL Injection em GET ausente</text:p>
          </table:table-cell>
          <table:table-cell table:style-name="Tabela1.A1" office:value-type="string">
            <text:p text:style-name="P2">SqliGet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49-sqli-get</text:p>
          </table:table-cell>
        </table:table-row>
        <table:table-row table:style-name="TableLine1267287100288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QL Injection em POST ausente</text:p>
          </table:table-cell>
          <table:table-cell table:style-name="Tabela1.A1" office:value-type="string">
            <text:p text:style-name="P2">SqliPost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0-sqli-post</text:p>
          </table:table-cell>
        </table:table-row>
        <table:table-row table:style-name="TableLine1267287105456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QL Injection em headers/cookies ausente</text:p>
          </table:table-cell>
          <table:table-cell table:style-name="Tabela1.A1" office:value-type="string">
            <text:p text:style-name="P2">SqliHeaders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1-sqli-header</text:p>
          </table:table-cell>
        </table:table-row>
        <table:table-row table:style-name="TableLine1267287107632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XXE (XML External Entity) ausente</text:p>
          </table:table-cell>
          <table:table-cell table:style-name="Tabela1.A1" office:value-type="string">
            <text:p text:style-name="P2">Xxe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2-xxe</text:p>
          </table:table-cell>
        </table:table-row>
        <table:table-row table:style-name="TableLine1267287100832">
          <table:table-cell table:style-name="Tabela1.A1" office:value-type="string">
            <text:p text:style-name="P11">Validação de Entrada</text:p>
          </table:table-cell>
          <table:table-cell table:style-name="Tabela1.A1" office:value-type="string">
            <text:p text:style-name="P11">Command Injection ausente</text:p>
          </table:table-cell>
          <table:table-cell table:style-name="Tabela1.A1" office:value-type="string">
            <text:p text:style-name="P11">CmdInjectionProb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53-cmdinj</text:p>
          </table:table-cell>
        </table:table-row>
        <table:table-row table:style-name="TableLine1267287098112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Template Injection ausente</text:p>
          </table:table-cell>
          <table:table-cell table:style-name="Tabela1.A1" office:value-type="string">
            <text:p text:style-name="P2">TemplateInjection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4-templateinj</text:p>
          </table:table-cell>
        </table:table-row>
        <table:table-row table:style-name="TableLine1267287097024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Path Traversal / LFI/RFI ausente</text:p>
          </table:table-cell>
          <table:table-cell table:style-name="Tabela1.A1" office:value-type="string">
            <text:p text:style-name="P2">PathTraversal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5-pathtraversal</text:p>
          </table:table-cell>
        </table:table-row>
        <table:table-row table:style-name="TableLine1267287101376">
          <table:table-cell table:style-name="Tabela1.A1" office:value-type="string">
            <text:p text:style-name="P11">Validação de Entrada</text:p>
          </table:table-cell>
          <table:table-cell table:style-name="Tabela1.A1" office:value-type="string">
            <text:p text:style-name="P11">SSRF ausente</text:p>
          </table:table-cell>
          <table:table-cell table:style-name="Tabela1.A1" office:value-type="string">
            <text:p text:style-name="P11">SsrfProb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56-ssrf</text:p>
          </table:table-cell>
        </table:table-row>
        <table:table-row table:style-name="TableLine1267287091856">
          <table:table-cell table:style-name="Tabela1.A1" office:value-type="string">
            <text:p text:style-name="P11">Validação de Entrada</text:p>
          </table:table-cell>
          <table:table-cell table:style-name="Tabela1.A1" office:value-type="string">
            <text:p text:style-name="P11">Deserialização insegura ausente</text:p>
          </table:table-cell>
          <table:table-cell table:style-name="Tabela1.A1" office:value-type="string">
            <text:p text:style-name="P11">DeserializationProb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57-deserialization</text:p>
          </table:table-cell>
        </table:table-row>
        <table:table-row table:style-name="TableLine1267287101648">
          <table:table-cell table:style-name="Tabela1.A1" office:value-type="string">
            <text:p text:style-name="P4">Validação de Entrada</text:p>
          </table:table-cell>
          <table:table-cell table:style-name="Tabela1.A1" office:value-type="string">
            <text:p text:style-name="P4">Validação de upload (extensão/MIME) aplicada</text:p>
          </table:table-cell>
          <table:table-cell table:style-name="Tabela1.A1" office:value-type="string">
            <text:p text:style-name="P4">UploadTester</text:p>
          </table:table-cell>
          <table:table-cell table:style-name="Tabela1.A1" office:value-type="string">
            <text:p text:style-name="Table_20_Contents"><text:span text:style-name="Source_20_Text"><text:span text:style-name="T3">curl -F</text:span></text:span></text:p>
          </table:table-cell>
          <table:table-cell table:style-name="Tabela1.A1" office:value-type="string">
            <text:p text:style-name="P4">uuid-058-upload-validation</text:p>
          </table:table-cell>
        </table:table-row>
        <table:table-row table:style-name="TableLine1267287105728">
          <table:table-cell table:style-name="Tabela1.A1" office:value-type="string">
            <text:p text:style-name="P11">Autenticação</text:p>
          </table:table-cell>
          <table:table-cell table:style-name="Tabela1.A1" office:value-type="string">
            <text:p text:style-name="P11">Login servido somente via HTTPS</text:p>
          </table:table-cell>
          <table:table-cell table:style-name="Tabela1.A1" office:value-type="string">
            <text:p text:style-name="P11">LoginHttpsOnly</text:p>
          </table:table-cell>
          <table:table-cell table:style-name="Tabela1.A1" office:value-type="string">
            <text:p text:style-name="Table_20_Contents"><text:span text:style-name="Source_20_Text"><text:span text:style-name="T5">curl -I</text:span></text:span></text:p>
          </table:table-cell>
          <table:table-cell table:style-name="Tabela1.A1" office:value-type="string">
            <text:p text:style-name="P11">uuid-059-login-https</text:p>
          </table:table-cell>
        </table:table-row>
        <table:table-row table:style-name="TableLine1267287106000">
          <table:table-cell table:style-name="Tabela1.A1" office:value-type="string">
            <text:p text:style-name="P11">Autenticação</text:p>
          </table:table-cell>
          <table:table-cell table:style-name="Tabela1.A1" office:value-type="string">
            <text:p text:style-name="P11">Credenciais padrão/óbvias ausentes</text:p>
          </table:table-cell>
          <table:table-cell table:style-name="Tabela1.A1" office:value-type="string">
            <text:p text:style-name="P11">DefaultCredsProb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text:span text:style-name="T5"> / </text:span><text:span text:style-name="Source_20_Text"><text:span text:style-name="T5">hydra</text:span></text:span></text:p>
          </table:table-cell>
          <table:table-cell table:style-name="Tabela1.A1" office:value-type="string">
            <text:p text:style-name="P11">uuid-060-default-creds</text:p>
          </table:table-cell>
        </table:table-row>
        <table:table-row table:style-name="TableLine1267287108176">
          <table:table-cell table:style-name="Tabela1.A1" office:value-type="string">
            <text:p text:style-name="P11">Autenticação</text:p>
          </table:table-cell>
          <table:table-cell table:style-name="Tabela1.A1" office:value-type="string">
            <text:p text:style-name="P11">Enumeração de usuários (login/reset) ausente</text:p>
          </table:table-cell>
          <table:table-cell table:style-name="Tabela1.A1" office:value-type="string">
            <text:p text:style-name="P11">UserEnumProb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61-user-enum</text:p>
          </table:table-cell>
        </table:table-row>
        <table:table-row table:style-name="TableLine1267287107904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Política de senha forte aplicada</text:p>
          </table:table-cell>
          <table:table-cell table:style-name="Tabela1.A1" office:value-type="string">
            <text:p text:style-name="P2">PasswordPolicyInspector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2-strong-pass</text:p>
          </table:table-cell>
        </table:table-row>
        <table:table-row table:style-name="TableLine1267287109264">
          <table:table-cell table:style-name="Tabela1.A1" office:value-type="string">
            <text:p text:style-name="P4">Autenticação</text:p>
          </table:table-cell>
          <table:table-cell table:style-name="Tabela1.A1" office:value-type="string">
            <text:p text:style-name="P4">Bloqueio/limitação de tentativas (anti-bruteforce)</text:p>
          </table:table-cell>
          <table:table-cell table:style-name="Tabela1.A1" office:value-type="string">
            <text:p text:style-name="P4">AuthRateLimitProbe</text:p>
          </table:table-cell>
          <table:table-cell table:style-name="Tabela1.A1" office:value-type="string">
            <text:p text:style-name="Table_20_Contents"><text:span text:style-name="Source_20_Text"><text:span text:style-name="T3">ffuf</text:span></text:span><text:span text:style-name="T3"> / </text:span><text:span text:style-name="Source_20_Text"><text:span text:style-name="T3">hydra</text:span></text:span></text:p>
          </table:table-cell>
          <table:table-cell table:style-name="Tabela1.A1" office:value-type="string">
            <text:p text:style-name="P4">uuid-063-bruteforce-limit</text:p>
          </table:table-cell>
        </table:table-row>
        <table:table-row table:style-name="TableLine1267287108448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2FA/MFA disponível e efetiva</text:p>
          </table:table-cell>
          <table:table-cell table:style-name="Tabela1.A1" office:value-type="string">
            <text:p text:style-name="P2">MfaPresenceScanner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4-mfa</text:p>
          </table:table-cell>
        </table:table-row>
        <table:table-row table:style-name="TableLine1267287108992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Fluxo de reset de senha resistente a abuso</text:p>
          </table:table-cell>
          <table:table-cell table:style-name="Tabela1.A1" office:value-type="string">
            <text:p text:style-name="P2">PasswordResetSecurity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5-reset-abuse</text:p>
          </table:table-cell>
        </table:table-row>
        <table:table-row table:style-name="TableLine1267287108720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Tokens de reset com expiração/entropia</text:p>
          </table:table-cell>
          <table:table-cell table:style-name="Tabela1.A1" office:value-type="string">
            <text:p text:style-name="P2">PasswordResetSecurity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6-reset-tokens</text:p>
          </table:table-cell>
        </table:table-row>
        <table:table-row table:style-name="TableLine1267286848416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Verificação de e-mail/telefone confiável</text:p>
          </table:table-cell>
          <table:table-cell table:style-name="Tabela1.A1" office:value-type="string">
            <text:p text:style-name="P2">VerificationSignals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7-email-phone</text:p>
          </table:table-cell>
        </table:table-row>
        <table:table-row table:style-name="TableLine1267286862560">
          <table:table-cell table:style-name="Tabela1.A1" office:value-type="string">
            <text:p text:style-name="P2">Autorização</text:p>
          </table:table-cell>
          <table:table-cell table:style-name="Tabela1.A1" office:value-type="string">
            <text:p text:style-name="P2">IDOR / navegação forçada ausente</text:p>
          </table:table-cell>
          <table:table-cell table:style-name="Tabela1.A1" office:value-type="string">
            <text:p text:style-name="P2">IdorSequential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8-idor</text:p>
          </table:table-cell>
        </table:table-row>
        <table:table-row table:style-name="TableLine1267286863104">
          <table:table-cell table:style-name="Tabela1.A1" office:value-type="string">
            <text:p text:style-name="P2">Autorização</text:p>
          </table:table-cell>
          <table:table-cell table:style-name="Tabela1.A1" office:value-type="string">
            <text:p text:style-name="P2">Controles RBAC/ABAC efetivos <text:soft-page-break/>(server-side)</text:p>
          </table:table-cell>
          <table:table-cell table:style-name="Tabela1.A1" office:value-type="string">
            <text:p text:style-name="P2">RbacPolicySurfac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9-rbac</text:p>
          </table:table-cell>
        </table:table-row>
        <table:table-row table:style-name="TableLine1267286859024">
          <table:table-cell table:style-name="Tabela1.A1" office:value-type="string">
            <text:p text:style-name="P2">Autorização</text:p>
          </table:table-cell>
          <table:table-cell table:style-name="Tabela1.A1" office:value-type="string">
            <text:p text:style-name="P2">Acesso horizontal/vertical não permitido</text:p>
          </table:table-cell>
          <table:table-cell table:style-name="Tabela1.A1" office:value-type="string">
            <text:p text:style-name="P2">IdorSequential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70-access</text:p>
          </table:table-cell>
        </table:table-row>
        <table:table-row table:style-name="TableLine1267286855760">
          <table:table-cell table:style-name="Tabela1.A1" office:value-type="string">
            <text:p text:style-name="P4">Autorização</text:p>
          </table:table-cell>
          <table:table-cell table:style-name="Tabela1.A1" office:value-type="string">
            <text:p text:style-name="P4">Atribuições/admin endpoints protegidos</text:p>
          </table:table-cell>
          <table:table-cell table:style-name="Tabela1.A1" office:value-type="string">
            <text:p text:style-name="P4">AdminEndpointsGuard</text:p>
          </table:table-cell>
          <table:table-cell table:style-name="Tabela1.A1" office:value-type="string">
            <text:p text:style-name="Table_20_Contents"><text:span text:style-name="Source_20_Text"><text:span text:style-name="T3">curl</text:span></text:span></text:p>
          </table:table-cell>
          <table:table-cell table:style-name="Tabela1.A1" office:value-type="string">
            <text:p text:style-name="P4">uuid-071-admin-protected</text:p>
          </table:table-cell>
        </table:table-row>
        <table:table-row table:style-name="TableLine1267286857664">
          <table:table-cell table:style-name="Tabela1.A1" office:value-type="string">
            <text:p text:style-name="P11">Tratamento de Erros</text:p>
          </table:table-cell>
          <table:table-cell table:style-name="Tabela1.A1" office:value-type="string">
            <text:p text:style-name="P11">Stack traces/mensagens detalhadas não expostas</text:p>
          </table:table-cell>
          <table:table-cell table:style-name="Tabela1.A1" office:value-type="string">
            <text:p text:style-name="P11">ErrorHandlingSurfac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72-stacktrace</text:p>
          </table:table-cell>
        </table:table-row>
        <table:table-row table:style-name="TableLine1267286847328">
          <table:table-cell table:style-name="Tabela1.A1" office:value-type="string">
            <text:p text:style-name="P11">Tratamento de Erros</text:p>
          </table:table-cell>
          <table:table-cell table:style-name="Tabela1.A1" office:value-type="string">
            <text:p text:style-name="P11">Páginas de erro 4xx/5xx personalizadas</text:p>
          </table:table-cell>
          <table:table-cell table:style-name="Tabela1.A1" office:value-type="string">
            <text:p text:style-name="P11">ErrorHandlingSurfac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73-custom-errors</text:p>
          </table:table-cell>
        </table:table-row>
        <table:table-row table:style-name="TableLine1267286852224">
          <table:table-cell table:style-name="Tabela1.A1" office:value-type="string">
            <text:p text:style-name="P11">Tratamento de Erros</text:p>
          </table:table-cell>
          <table:table-cell table:style-name="Tabela1.A1" office:value-type="string">
            <text:p text:style-name="P11">Erros não vazam dados sensíveis/logs</text:p>
          </table:table-cell>
          <table:table-cell table:style-name="Tabela1.A1" office:value-type="string">
            <text:p text:style-name="P11">ErrorHandlingSurface</text:p>
          </table:table-cell>
          <table:table-cell table:style-name="Tabela1.A1" office:value-type="string">
            <text:p text:style-name="Table_20_Contents"><text:span text:style-name="Source_20_Text"><text:span text:style-name="T5">curl</text:span></text:span></text:p>
          </table:table-cell>
          <table:table-cell table:style-name="Tabela1.A1" office:value-type="string">
            <text:p text:style-name="P11">uuid-074-sensitive-errors</text:p>
          </table:table-cell>
        </table:table-row>
        <table:table-row table:style-name="TableLine1267286856848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Somente TLS 1.2+ habilitado (SSLv2/3/TLS1.0/1.1 off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nmap ssl-enum-ciphers</text:span></text:span></text:p>
          </table:table-cell>
          <table:table-cell table:style-name="Tabela1.A1" office:value-type="string">
            <text:p text:style-name="P2">uuid-075-tls12</text:p>
          </table:table-cell>
        </table:table-row>
        <table:table-row table:style-name="TableLine1267286853040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Cifras fracas desabilitadas (RC4/NULL/EXPORT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nmap ssl-enum-ciphers</text:span></text:span></text:p>
          </table:table-cell>
          <table:table-cell table:style-name="Tabela1.A1" office:value-type="string">
            <text:p text:style-name="P2">uuid-076-ciphers</text:p>
          </table:table-cell>
        </table:table-row>
        <table:table-row table:style-name="TableLine1267286859568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Certificado válido (CA, CN/SAN, expiração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openssl s_client</text:span></text:span></text:p>
          </table:table-cell>
          <table:table-cell table:style-name="Tabela1.A1" office:value-type="string">
            <text:p text:style-name="P2">uuid-077-cert</text:p>
          </table:table-cell>
        </table:table-row>
        <table:table-row table:style-name="TableLine1267286863376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Assinatura/chave fortes (SHA-256+, RSA≥2048/ECDSA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openssl s_client</text:span></text:span></text:p>
          </table:table-cell>
          <table:table-cell table:style-name="Tabela1.A1" office:value-type="string">
            <text:p text:style-name="P2">uuid-078-keys</text:p>
          </table:table-cell>
        </table:table-row>
        <table:table-row table:style-name="TableLine1267286852496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HSTS com includeSubDomains/preload quando aplicável</text:p>
          </table:table-cell>
          <table:table-cell table:style-name="Tabela1.A1" office:value-type="string">
            <text:p text:style-name="P2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79-hsts-preload</text:p>
          </table:table-cell>
        </table:table-row>
        <table:table-row table:style-name="TableLine1267286854400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Manipulação de preço/quantidade inviável</text:p>
          </table:table-cell>
          <table:table-cell table:style-name="Tabela1.A1" office:value-type="string">
            <text:p text:style-name="P2">BusinessPriceQuantityValidation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0-price</text:p>
          </table:table-cell>
        </table:table-row>
        <table:table-row table:style-name="TableLine1267286850320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Fluxos de compra/transferência validados (server-side)</text:p>
          </table:table-cell>
          <table:table-cell table:style-name="Tabela1.A1" office:value-type="string">
            <text:p text:style-name="P2">BusinessPriceQuantityValidation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1-purchase</text:p>
          </table:table-cell>
        </table:table-row>
        <table:table-row table:style-name="TableLine1267286856304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Proteções anti-automação/bots onde necessário</text:p>
          </table:table-cell>
          <table:table-cell table:style-name="Tabela1.A1" office:value-type="string">
            <text:p text:style-name="P2">AntiAutomationSignals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2-bots</text:p>
          </table:table-cell>
        </table:table-row>
        <table:table-row table:style-name="TableLine1267286852768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Limites/quotas por ação sensível</text:p>
          </table:table-cell>
          <table:table-cell table:style-name="Tabela1.A1" office:value-type="string">
            <text:p text:style-name="P2">QuotasHeadersCheck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3-quotas</text:p>
          </table:table-cell>
        </table:table-row>
        <table:table-row table:style-name="TableLine1267286860112">
          <table:table-cell table:style-name="Tabela1.A1" office:value-type="string">
            <text:p text:style-name="P4">Outros Testes Comuns</text:p>
          </table:table-cell>
          <table:table-cell table:style-name="Tabela1.A1" office:value-type="string">
            <text:p text:style-name="P4">Rate limiting aplicado a endpoints sensíveis</text:p>
          </table:table-cell>
          <table:table-cell table:style-name="Tabela1.A1" office:value-type="string">
            <text:p text:style-name="P4">AuthRateLimitProbe</text:p>
          </table:table-cell>
          <table:table-cell table:style-name="Tabela1.A1" office:value-type="string">
            <text:p text:style-name="Table_20_Contents"><text:span text:style-name="Source_20_Text"><text:span text:style-name="T3">ffuf</text:span></text:span><text:span text:style-name="T3"> / </text:span><text:span text:style-name="Source_20_Text"><text:span text:style-name="T3">curl</text:span></text:span></text:p>
          </table:table-cell>
          <table:table-cell table:style-name="Tabela1.A1" office:value-type="string">
            <text:p text:style-name="P4">uuid-084-rate-limit</text:p>
          </table:table-cell>
        </table:table-row>
        <table:table-row table:style-name="TableLine1267286857392">
          <table:table-cell table:style-name="Tabela1.A1" office:value-type="string">
            <text:p text:style-name="P12">Outros Testes Comuns</text:p>
          </table:table-cell>
          <table:table-cell table:style-name="Tabela1.A1" office:value-type="string">
            <text:p text:style-name="P12">Proteção básica contra DoS (app/infra)</text:p>
          </table:table-cell>
          <table:table-cell table:style-name="Tabela1.A1" office:value-type="string">
            <text:p text:style-name="P12">DosSoftProbe</text:p>
          </table:table-cell>
          <table:table-cell table:style-name="Tabela1.A1" office:value-type="string">
            <text:p text:style-name="Table_20_Contents"><text:span text:style-name="Source_20_Text"><text:span text:style-name="T8">ab</text:span></text:span><text:span text:style-name="T8"> / </text:span><text:span text:style-name="Source_20_Text"><text:span text:style-name="T8">hey</text:span></text:span></text:p>
          </table:table-cell>
          <table:table-cell table:style-name="Tabela1.A1" office:value-type="string">
            <text:p text:style-name="P12">uuid-085-dos</text:p>
          </table:table-cell>
        </table:table-row>
        <table:table-row table:style-name="TableLine1267286853312">
          <table:table-cell table:style-name="Tabela1.A1" office:value-type="string">
            <text:p text:style-name="P2">Outros Testes Comuns</text:p>
          </table:table-cell>
          <table:table-cell table:style-name="Tabela1.A1" office:value-type="string">
            <text:p text:style-name="P2">Metadados EXIF/Geo removidos de imagens públicas</text:p>
          </table:table-cell>
          <table:table-cell table:style-name="Tabela1.A1" office:value-type="string">
            <text:p text:style-name="P2">ExifPublicImages</text:p>
          </table:table-cell>
          <table:table-cell table:style-name="Tabela1.A1" office:value-type="string">
            <text:p text:style-name="Table_20_Contents"><text:span text:style-name="Source_20_Text"><text:span text:style-name="T1">exiftool</text:span></text:span></text:p>
          </table:table-cell>
          <table:table-cell table:style-name="Tabela1.A1" office:value-type="string">
            <text:p text:style-name="P2">uuid-086-exif</text:p>
          </table:table-cell>
        </table:table-row>
        <table:table-row table:style-name="TableLine1267286857936">
          <table:table-cell table:style-name="Tabela1.A1" office:value-type="string">
            <text:p text:style-name="P2">Outros Testes Comuns</text:p>
          </table:table-cell>
          <table:table-cell table:style-name="Tabela1.A1" office:value-type="string">
            <text:p text:style-name="P2">Headers de segurança diversos <text:soft-page-break/>revisados</text:p>
          </table:table-cell>
          <table:table-cell table:style-name="Tabela1.A1" office:value-type="string">
            <text:p text:style-name="P2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87-heade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3T10:56:43.525000000</meta:creation-date>
    <dc:date>2025-10-10T15:02:44.180000000</dc:date>
    <meta:editing-duration>PT1H54M1S</meta:editing-duration>
    <meta:editing-cycles>14</meta:editing-cycles>
    <meta:generator>LibreOffice/7.2.7.2$Windows_X86_64 LibreOffice_project/8d71d29d553c0f7dcbfa38fbfda25ee34cce99a2</meta:generator>
    <meta:document-statistic meta:table-count="1" meta:image-count="0" meta:object-count="0" meta:page-count="5" meta:paragraph-count="421" meta:word-count="956" meta:character-count="8558" meta:non-whitespace-character-count="8025"/>
  </office:meta>
</office:document-meta>
</file>